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8630" officeooo:paragraph-rsid="00038630" style:font-weight-asian="bold" style:font-weight-complex="bold"/>
    </style:style>
    <style:style style:name="P2" style:family="paragraph" style:parent-style-name="Standard">
      <style:text-properties fo:font-weight="normal" officeooo:rsid="00038630" officeooo:paragraph-rsid="00038630" style:font-weight-asian="normal" style:font-weight-complex="normal"/>
    </style:style>
    <style:style style:name="P3" style:family="paragraph" style:parent-style-name="Standard">
      <style:text-properties fo:font-weight="normal" officeooo:rsid="0003e1fd" officeooo:paragraph-rsid="0003e1fd" style:font-weight-asian="normal" style:font-weight-complex="normal"/>
    </style:style>
    <style:style style:name="P4" style:family="paragraph" style:parent-style-name="Standard">
      <style:text-properties fo:font-weight="normal" officeooo:rsid="0003febf" officeooo:paragraph-rsid="0003febf" style:font-weight-asian="normal" style:font-weight-complex="normal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038630" officeooo:paragraph-rsid="00038630" style:font-weight-asian="bold" style:font-weight-complex="bold"/>
    </style:style>
    <style:style style:name="T1" style:family="text">
      <style:text-properties officeooo:rsid="0003e1fd"/>
    </style:style>
    <style:style style:name="T2" style:family="text">
      <style:text-properties officeooo:rsid="0003f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5 – Linked Views – Design choices</text:p>
      <text:p text:style-name="P5">Civio Arts – 11043946</text:p>
      <text:p text:style-name="P1"/>
      <text:p text:style-name="P2">-<text:tab/><text:span text:style-name="T1">Interessant onderwerp zoeken</text:span></text:p>
      <text:p text:style-name="P2">- <text:tab/><text:span text:style-name="T1">Las veel in de krant over pensioenverhoging ivm langere leeftijd van mensen</text:span></text:p>
      <text:p text:style-name="P2">-<text:tab/><text:span text:style-name="T1">Onderwerp gevonden</text:span></text:p>
      <text:p text:style-name="P2">-<text:tab/><text:span text:style-name="T1">Vinden van levensverwachtingen</text:span></text:p>
      <text:p text:style-name="P2">-<text:tab/><text:span text:style-name="T1">Tijdsbestek bekijken (was vanaf 1985)</text:span></text:p>
      <text:p text:style-name="P3">-<text:tab/>Ivm tijdsbestek gekozen voor een barchart (levensverwacht kon numeriek, maar jaren was <text:tab/>ordinaal)</text:p>
      <text:p text:style-name="P2">-<text:tab/><text:span text:style-name="T1">Bij visualiseren erachter gekomen dat het een te grote range was (1985 – 2017) voor de x-as</text:span></text:p>
      <text:p text:style-name="P2">-<text:tab/><text:span text:style-name="T1">Tijdsbestek ingekort van 2000 t/m 2017</text:span></text:p>
      <text:p text:style-name="P2">-<text:tab/><text:span text:style-name="T2">Levensverwachting per geslacht</text:span></text:p>
      <text:p text:style-name="P2">-<text:tab/><text:span text:style-name="T2">Grafiek op orde krijgen</text:span></text:p>
      <text:p text:style-name="P2">-<text:tab/><text:span text:style-name="T2">Interactieve keus maken tussen mannelijk of vrouwelijk</text:span></text:p>
      <text:p text:style-name="P2">-<text:tab/><text:span text:style-name="T2">Levensverwachting is van elk jaar, je ziet een duidelijke groei in levensverwachting door de <text:tab/>jaren heen</text:span></text:p>
      <text:p text:style-name="P4">-<text:tab/>Buttons zou teveel afbraak doen aan het design, vandaar de keus op de bar te klikken</text:p>
      <text:p text:style-name="P4">-<text:tab/>Tweede grafiek moet gaan over de gemiddelde leeftijd in dat jaar om te zien hoeveel mensen <text:tab/>ongeveer nog te leven hebben en of de gemiddelde persoon al erg oud is of juist jong</text:p>
      <text:p text:style-name="P4">-<text:tab/>Interactieve visualisatie in verandering van kleur wanneer er over de bar heen bewogen<text:tab/> <text:tab/>wordt</text:p>
      <text:p text:style-name="P4">-<text:tab/>Bij het aanklikken van die bar zal de eerste grafiek zich aanpassen naar het geslacht van die <text:tab/>bar</text:p>
      <text:p text:style-name="P4">-<text:tab/>Op de website (bootstrap) een functie geschreven om de kleuren te wijzigen van de <text:tab/>grafieken, voor de beleving van de bezoe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3:24:26.132668732</meta:creation-date>
    <dc:date>2018-05-19T03:34:07.912068011</dc:date>
    <meta:editing-duration>PT9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18" meta:character-count="1297" meta:non-whitespace-character-count="1086"/>
  </office:meta>
</office:document-meta>
</file>